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81pt"/>
    </style:style>
    <style:style style:name="co2" style:family="table-column">
      <style:table-column-properties fo:break-before="auto" style:column-width="139.61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49.15pt"/>
    </style:style>
    <style:style style:name="co7" style:family="table-column">
      <style:table-column-properties fo:break-before="auto" style:column-width="38.64pt"/>
    </style:style>
    <style:style style:name="co8" style:family="table-column">
      <style:table-column-properties fo:break-before="auto" style:column-width="109.19pt"/>
    </style:style>
    <style:style style:name="co9" style:family="table-column">
      <style:table-column-properties fo:break-before="auto" style:column-width="42.55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32.8pt"/>
    </style:style>
    <style:style style:name="co13" style:family="table-column">
      <style:table-column-properties fo:break-before="auto" style:column-width="165.54pt"/>
    </style:style>
    <style:style style:name="co14" style:family="table-column">
      <style:table-column-properties fo:break-before="auto" style:column-width="73.81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86.9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Lucida Console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99pt solid #000000" fo:border-right="0.99pt solid #000000" fo:border-top="none"/>
      <style:text-properties style:font-name="Lucida Console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0.99pt solid #000000" fo:border-top="none"/>
      <style:text-properties style:font-name="Lucida Console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0.99pt solid #000000" fo:border-top="none"/>
      <style:text-properties style:font-name="Lucida Console"/>
    </style:style>
    <style:style style:name="ce5" style:family="table-cell" style:parent-style-name="Default">
      <style:table-cell-properties fo:border-bottom="none" fo:background-color="#eeeeee" fo:border-left="0.99pt solid #000000" fo:border-right="0.99pt solid #000000" fo:border-top="none"/>
      <style:text-properties style:font-name="Lucida Console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99pt solid #000000" fo:border-right="0.99pt solid #000000" fo:border-top="none"/>
      <style:paragraph-properties fo:text-align="start" fo:margin-left="0pt"/>
      <style:text-properties style:font-name="Lucida Console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pt"/>
      <style:text-properties style:font-name="Lucida Console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0.99pt solid #000000" fo:border-top="none"/>
      <style:text-properties style:font-name="Lucida Console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99pt solid #000000" fo:border-top="none"/>
      <style:text-properties style:font-name="Lucida Console"/>
    </style:style>
    <style:style style:name="ce10" style:family="table-cell" style:parent-style-name="Default">
      <style:table-cell-properties fo:border-bottom="none" fo:background-color="#eeeeee" fo:border-left="none" fo:border-right="0.99pt solid #000000" fo:border-top="none"/>
      <style:text-properties style:font-name="Lucida Console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74pt solid #000000" fo:border-right="0.99pt solid #000000" fo:border-top="none"/>
      <style:paragraph-properties fo:text-align="center" fo:margin-left="0pt"/>
      <style:text-properties style:font-name="Lucida Console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none"/>
      <style:text-properties style:font-name="Lucida Consol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Lucida Console"/>
    </style:style>
    <style:style style:name="ce14" style:family="table-cell" style:parent-style-name="Default">
      <style:table-cell-properties fo:border-bottom="none" fo:background-color="#eeeeee" fo:border-left="0.74pt solid #000000" fo:border-right="none" fo:border-top="none"/>
      <style:text-properties style:font-name="Lucida Console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Lucida Console" fo:font-weight="bold" style:font-weight-asian="bold" style:font-weight-complex="bold"/>
    </style:style>
    <style:style style:name="ce16" style:family="table-cell" style:parent-style-name="Default">
      <style:table-cell-properties fo:background-color="#eeeeee"/>
      <style:text-properties style:font-name="Lucida Console" fo:font-weight="bold" style:font-weight-asian="bold" style:font-weight-complex="bold"/>
    </style:style>
    <style:style style:name="ce17" style:family="table-cell" style:parent-style-name="Default">
      <style:text-properties style:font-name="Lucida Console"/>
    </style:style>
    <style:style style:name="ce18" style:family="table-cell" style:parent-style-name="Default">
      <style:table-cell-properties fo:background-color="#eeeeee"/>
      <style:text-properties style:font-name="Lucida Console"/>
    </style:style>
    <style:style style:name="ce19" style:family="table-cell" style:parent-style-name="Default">
      <style:text-properties style:font-name="Lucida Console"/>
      <style:map style:condition="is-true-formula([.$A2]&gt;=([.$H$2]))" style:apply-style-name="Untitled1" style:base-cell-address="Sheet2.A2"/>
    </style:style>
    <style:style style:name="ce20" style:family="table-cell" style:parent-style-name="Default" style:data-style-name="N122">
      <style:text-properties style:font-name="Lucida Console"/>
    </style:style>
    <style:style style:name="ce21" style:family="table-cell" style:parent-style-name="Default" style:data-style-name="N124">
      <style:text-properties style:font-name="Lucida Console"/>
      <style:map style:condition="is-true-formula([.$A2]&gt;=([.$H$2]))" style:apply-style-name="Untitled1" style:base-cell-address="Sheet2.A2"/>
    </style:style>
    <style:style style:name="ce22" style:family="table-cell" style:parent-style-name="Default" style:data-style-name="N123">
      <style:text-properties style:font-name="Lucida Console"/>
    </style:style>
    <style:style style:name="ce23" style:family="table-cell" style:parent-style-name="Default" style:data-style-name="N125">
      <style:text-properties style:font-name="Lucida Console"/>
      <style:map style:condition="is-true-formula([.$A2]&gt;=([.$H$2]))" style:apply-style-name="Untitled1" style:base-cell-address="Sheet2.A2"/>
    </style:style>
    <style:style style:name="ce24" style:family="table-cell" style:parent-style-name="Default" style:data-style-name="N122">
      <style:text-properties style:font-name="Lucida Console"/>
      <style:map style:condition="is-true-formula([.$A2]&gt;=([.$H$2]))" style:apply-style-name="Untitled1" style:base-cell-address="Sheet2.A2"/>
    </style:style>
  </office:automatic-styles>
  <office:body>
    <office:spreadsheet>
      <table:calculation-settings table:automatic-find-labels="false"/>
      <table:table table:name="Sheet1" table:style-name="ta1" table:print-ranges="Sheet1.A1:Sheet1.AMJ7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default-cell-style-name="ce9"/>
        <table:table-column table:style-name="co7" table:default-cell-style-name="ce13"/>
        <table:table-column table:style-name="co7" table:default-cell-style-name="ce17"/>
        <table:table-column table:style-name="co7" table:default-cell-style-name="ce9"/>
        <table:table-column table:style-name="co6" table:number-columns-repeated="2" table:default-cell-style-name="ce17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17"/>
        <table:table-column table:style-name="co9" table:default-cell-style-name="ce9"/>
        <table:table-column table:style-name="co10" table:number-columns-repeated="1007" table:default-cell-style-name="ce17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ool/Offset Number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Cutting Unit</text:p>
          </table:table-cell>
          <table:table-cell table:style-name="ce1" office:value-type="string" calcext:value-type="string">
            <text:p>Tip Code</text:p>
          </table:table-cell>
          <table:table-cell table:style-name="ce7" office:value-type="string" calcext:value-type="string">
            <text:p>TNR</text:p>
          </table:table-cell>
          <table:table-cell table:style-name="ce7" office:value-type="string" calcext:value-type="string">
            <text:p>RPM</text:p>
          </table:table-cell>
          <table:table-cell table:style-name="ce11" office:value-type="string" calcext:value-type="string" table:number-columns-spanned="3" table:number-rows-spanned="1">
            <text:p>Velocity (Vc)</text:p>
          </table:table-cell>
          <table:covered-table-cell table:style-name="ce15"/>
          <table:covered-table-cell table:style-name="ce7"/>
          <table:table-cell table:style-name="ce7" office:value-type="string" calcext:value-type="string" table:number-columns-spanned="3" table:number-rows-spanned="1">
            <text:p>Feed (Fn)</text:p>
          </table:table-cell>
          <table:covered-table-cell table:style-name="ce15"/>
          <table:covered-table-cell table:style-name="ce7"/>
          <table:table-cell table:style-name="ce7" office:value-type="string" calcext:value-type="string">
            <text:p>Feed by Finish</text:p>
          </table:table-cell>
          <table:table-cell table:style-name="ce7" office:value-type="string" calcext:value-type="string" table:number-columns-spanned="3" table:number-rows-spanned="1">
            <text:p>DOC</text:p>
          </table:table-cell>
          <table:covered-table-cell table:style-name="ce15"/>
          <table:covered-table-cell table:style-name="ce7"/>
          <table:table-cell table:style-name="ce15" office:value-type="string" calcext:value-type="string">
            <text:p>PDX</text:p>
          </table:table-cell>
          <table:table-cell table:style-name="ce15" table:number-columns-repeated="1006"/>
        </table:table-row>
        <table:table-row table:style-name="ro1">
          <table:table-cell table:style-name="ce2" table:number-columns-repeated="5"/>
          <table:table-cell table:style-name="ce8" table:number-columns-repeated="2"/>
          <table:table-cell table:style-name="ce12" office:value-type="string" calcext:value-type="string">
            <text:p>Min.</text:p>
          </table:table-cell>
          <table:table-cell table:style-name="ce16" office:value-type="string" calcext:value-type="string">
            <text:p>Max.</text:p>
          </table:table-cell>
          <table:table-cell table:style-name="ce8" office:value-type="string" calcext:value-type="string">
            <text:p>Rec.</text:p>
          </table:table-cell>
          <table:table-cell table:style-name="ce16" office:value-type="string" calcext:value-type="string">
            <text:p>Min.</text:p>
          </table:table-cell>
          <table:table-cell table:style-name="ce16" office:value-type="string" calcext:value-type="string">
            <text:p>Max.</text:p>
          </table:table-cell>
          <table:table-cell table:style-name="ce8" office:value-type="string" calcext:value-type="string">
            <text:p>Rec.</text:p>
          </table:table-cell>
          <table:table-cell table:style-name="ce8"/>
          <table:table-cell table:style-name="ce16" office:value-type="string" calcext:value-type="string">
            <text:p>Min.</text:p>
          </table:table-cell>
          <table:table-cell table:style-name="ce16" office:value-type="string" calcext:value-type="string">
            <text:p>Max.</text:p>
          </table:table-cell>
          <table:table-cell table:style-name="ce8" office:value-type="string" calcext:value-type="string">
            <text:p>Rec.</text:p>
          </table:table-cell>
          <table:table-cell table:style-name="ce16" table:number-columns-repeated="1007"/>
        </table:table-row>
        <table:table-row table:style-name="ro1">
          <table:table-cell table:style-name="ce3" office:value-type="string" calcext:value-type="string">
            <text:p>Rough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MG-332 PM4325</text:p>
          </table:table-cell>
          <table:table-cell office:value-type="string" calcext:value-type="string">
            <text:p>C4-DDJNR-207050-12</text:p>
          </table:table-cell>
          <table:table-cell office:value-type="float" office:value="3" calcext:value-type="float">
            <text:p>3</text:p>
          </table:table-cell>
          <table:table-cell office:value-type="float" office:value="0.0313" calcext:value-type="float">
            <text:p>0.0313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500" calcext:value-type="float">
            <text:p>1500</text:p>
          </table:table-cell>
          <table:table-cell office:value-type="float" office:value="990" calcext:value-type="float">
            <text:p>99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18" calcext:value-type="float">
            <text:p>0.011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9" calcext:value-type="float">
            <text:p>0.07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inish O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NMG-331 PF4325</text:p>
          </table:table-cell>
          <table:table-cell table:style-name="ce5" office:value-type="string" calcext:value-type="string">
            <text:p>C4-DDJNR-207050-1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0.0156" calcext:value-type="float">
            <text:p>0.0156</text:p>
          </table:table-cell>
          <table:table-cell table:style-name="ce10"/>
          <table:table-cell table:style-name="ce14" office:value-type="float" office:value="710" calcext:value-type="float">
            <text:p>71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0" office:value-type="float" office:value="990" calcext:value-type="float">
            <text:p>990</text:p>
          </table:table-cell>
          <table:table-cell table:style-name="ce18" office:value-type="float" office:value="0.0028" calcext:value-type="float">
            <text:p>0.0028</text:p>
          </table:table-cell>
          <table:table-cell table:style-name="ce18" office:value-type="float" office:value="0.0118" calcext:value-type="float">
            <text:p>0.0118</text:p>
          </table:table-cell>
          <table:table-cell table:style-name="ce10" office:value-type="float" office:value="0.0059" calcext:value-type="float">
            <text:p>0.0059</text:p>
          </table:table-cell>
          <table:table-cell table:style-name="ce10" office:value-type="float" office:value="0.004" calcext:value-type="float">
            <text:p>0.004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.059" calcext:value-type="float">
            <text:p>0.059</text:p>
          </table:table-cell>
          <table:table-cell table:style-name="ce10" office:value-type="float" office:value="0.016" calcext:value-type="float">
            <text:p>0.016</text:p>
          </table:table-cell>
          <table:table-cell table:style-name="ce18" table:number-columns-repeated="1007"/>
        </table:table-row>
        <table:table-row table:style-name="ro1">
          <table:table-cell table:style-name="ce3" office:value-type="string" calcext:value-type="string">
            <text:p>Rough ID, Finish 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MT 3(2.5)1 PF4225</text:p>
          </table:table-cell>
          <table:table-cell office:value-type="string" calcext:value-type="string">
            <text:p>C4-SCLCR-13080-09</text:p>
          </table:table-cell>
          <table:table-cell office:value-type="float" office:value="2" calcext:value-type="float">
            <text:p>2</text:p>
          </table:table-cell>
          <table:table-cell office:value-type="float" office:value="0.0156" calcext:value-type="float">
            <text:p>0.015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500" calcext:value-type="float">
            <text:p>1500</text:p>
          </table:table-cell>
          <table:table-cell office:value-type="float" office:value="990" calcext:value-type="float">
            <text:p>99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43" calcext:value-type="float">
            <text:p>0.0043</text:p>
          </table:table-cell>
          <table:table-cell table:style-name="ce10" office:value-type="float" office:value="0.004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4" calcext:value-type="float">
            <text:p>0.01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hreading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266RG-16UN01C120M</text:p>
          </table:table-cell>
          <table:table-cell table:style-name="ce5" office:value-type="string" calcext:value-type="string">
            <text:p>C4-266RFG-27050-16</text:p>
          </table:table-cell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397" calcext:value-type="float">
            <text:p>1397</text:p>
          </table:table-cell>
          <table:table-cell table:style-name="ce14"/>
          <table:table-cell table:style-name="ce18"/>
          <table:table-cell table:style-name="ce10" office:value-type="float" office:value="640" calcext:value-type="float">
            <text:p>640</text:p>
          </table:table-cell>
          <table:table-cell table:style-name="ce18" table:number-columns-repeated="2"/>
          <table:table-cell table:style-name="ce10" table:formula="of:=1/12" office:value-type="float" office:value="0.0833333333333333" calcext:value-type="float">
            <text:p>0.0833333333</text:p>
          </table:table-cell>
          <table:table-cell table:style-name="ce10"/>
          <table:table-cell table:style-name="ce18" table:number-columns-repeated="2"/>
          <table:table-cell table:style-name="ce10"/>
          <table:table-cell table:style-name="ce18" office:value-type="float" office:value="0.055" calcext:value-type="float">
            <text:p>0.055</text:p>
          </table:table-cell>
          <table:table-cell table:style-name="ce18" table:number-columns-repeated="1006"/>
        </table:table-row>
        <table:table-row table:style-name="ro1">
          <table:table-cell table:style-name="ce3" office:value-type="string" calcext:value-type="string">
            <text:p>Thread Clipp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123G2-0310-0002-GF 1125</text:p>
          </table:table-cell>
          <table:table-cell office:value-type="string" calcext:value-type="string">
            <text:p>C4-RF123G20-27060B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office:value-type="float" office:value="380" calcext:value-type="float">
            <text:p>380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table:style-name="ce10" table:formula="of:=1/12" office:value-type="float" office:value="0.0833333333333333" calcext:value-type="float">
            <text:p>0.0833333333</text:p>
          </table:table-cell>
          <table:table-cell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1" table:default-cell-style-name="ce17"/>
        <table:table-column table:style-name="co15" table:default-cell-style-name="ce17"/>
        <table:table-column table:style-name="co11" table:number-columns-repeated="5" table:default-cell-style-name="ce17"/>
        <table:table-column table:style-name="co16" table:default-cell-style-name="ce17"/>
        <table:table-column table:style-name="co14" table:default-cell-style-name="ce17"/>
        <table:table-column table:style-name="co11" table:number-columns-repeated="1011" table:default-cell-style-name="ce17"/>
        <table:table-row table:style-name="ro1">
          <table:table-cell office:value-type="string" calcext:value-type="string">
            <text:p>phi</text:p>
          </table:table-cell>
          <table:table-cell table:style-name="ce20" office:value-type="string" calcext:value-type="string">
            <text:p>Depth of cut radial</text:p>
          </table:table-cell>
          <table:table-cell table:style-name="ce22" office:value-type="string" calcext:value-type="string">
            <text:p>Depth of cut diametrical</text:p>
          </table:table-cell>
          <table:table-cell office:value-type="string" calcext:value-type="string">
            <text:p>X position</text:p>
          </table:table-cell>
          <table:table-cell/>
          <table:table-cell office:value-type="string" calcext:value-type="string">
            <text:p>Max crest diameter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NAP</text:p>
          </table:table-cell>
          <table:table-cell/>
          <table:table-cell office:value-type="string" calcext:value-type="string">
            <text:p>Start Z</text:p>
          </table:table-cell>
          <table:table-cell office:value-type="string" calcext:value-type="string">
            <text:p>End Z</text:p>
          </table:table-cell>
          <table:table-cell office:value-type="string" calcext:value-type="string">
            <text:p>Start Comp Z</text:p>
          </table:table-cell>
          <table:table-cell office:value-type="string" calcext:value-type="string">
            <text:p>End Comp Z</text:p>
          </table:table-cell>
          <table:table-cell table:number-columns-repeated="1011"/>
        </table:table-row>
        <table:table-row table:style-name="ro1">
          <table:table-cell table:style-name="ce19" office:value-type="float" office:value="0.3" calcext:value-type="float">
            <text:p>0.3</text:p>
          </table:table-cell>
          <table:table-cell table:style-name="ce21" table:formula="of:=((0.6495/[.$G$2])/SQRT([.$H$2]-1))*SQRT([.A2])" office:value-type="float" office:value="0.0171158278356614" calcext:value-type="float">
            <text:p>0.0171158278</text:p>
          </table:table-cell>
          <table:table-cell table:style-name="ce23" table:formula="of:=[.B2]*2" office:value-type="float" office:value="0.0342316556713227" calcext:value-type="float">
            <text:p>0.0342316557</text:p>
          </table:table-cell>
          <table:table-cell table:style-name="ce24" table:formula="of:=[.$F$2]-[.C2]" office:value-type="float" office:value="1.71396834432868" calcext:value-type="float">
            <text:p>1.7140</text:p>
          </table:table-cell>
          <table:table-cell table:style-name="ce19"/>
          <table:table-cell table:style-name="ce19" office:value-type="float" office:value="1.7482" calcext:value-type="float">
            <text:p>1.748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24" table:formula="of:=-(((1.8-[.D2])/2)+(1/12))+0.055" office:value-type="float" office:value="-0.0713491611689946" calcext:value-type="float">
            <text:p>-0.0713</text:p>
          </table:table-cell>
          <table:table-cell table:style-name="ce19" office:value-type="float" office:value="-0.674387" calcext:value-type="float">
            <text:p>-0.674387</text:p>
          </table:table-cell>
          <table:table-cell table:style-name="ce19" office:value-type="float" office:value="-0.790458" calcext:value-type="float">
            <text:p>-0.790458</text:p>
          </table:table-cell>
          <table:table-cell table:style-name="ce24" table:formula="of:=[.J2]-(1/8)+0.055" office:value-type="float" office:value="-0.744387" calcext:value-type="float">
            <text:p>-0.7444</text:p>
          </table:table-cell>
          <table:table-cell table:style-name="ce24" table:formula="of:=[.K2]-(1/8)+0.055" office:value-type="float" office:value="-0.860458" calcext:value-type="float">
            <text:p>-0.8605</text:p>
          </table:table-cell>
          <table:table-cell table:style-name="ce19" table:number-columns-repeated="1011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table:formula="of:=((0.6495/[.$G$2])/SQRT([.$H$2]-1))*SQRT([.A3])" office:value-type="float" office:value="0.0312490833198885" calcext:value-type="float">
            <text:p>0.0312490833</text:p>
          </table:table-cell>
          <table:table-cell table:style-name="ce23" table:formula="of:=[.B3]*2" office:value-type="float" office:value="0.062498166639777" calcext:value-type="float">
            <text:p>0.0624981666</text:p>
          </table:table-cell>
          <table:table-cell table:style-name="ce24" table:formula="of:=[.$F$2]-[.C3]" office:value-type="float" office:value="1.68570183336022" calcext:value-type="float">
            <text:p>1.6857</text:p>
          </table:table-cell>
          <table:table-cell table:style-name="ce19" table:number-columns-repeated="4"/>
          <table:table-cell table:style-name="ce24" table:formula="of:=-(((1.8-[.D3])/2)+(1/12))+0.055" office:value-type="float" office:value="-0.0854824166532218" calcext:value-type="float">
            <text:p>-0.0855</text:p>
          </table:table-cell>
          <table:table-cell table:style-name="ce19" office:value-type="float" office:value="-0.644078" calcext:value-type="float">
            <text:p>-0.644078</text:p>
          </table:table-cell>
          <table:table-cell table:style-name="ce19" office:value-type="float" office:value="-0.76015" calcext:value-type="float">
            <text:p>-0.76015</text:p>
          </table:table-cell>
          <table:table-cell table:style-name="ce24" table:formula="of:=[.J3]-(1/8)+0.055" office:value-type="float" office:value="-0.714078" calcext:value-type="float">
            <text:p>-0.7141</text:p>
          </table:table-cell>
          <table:table-cell table:style-name="ce24" table:formula="of:=[.K3]-(1/8)+0.055" office:value-type="float" office:value="-0.83015" calcext:value-type="float">
            <text:p>-0.8302</text:p>
          </table:table-cell>
          <table:table-cell table:style-name="ce19" table:number-columns-repeated="1011"/>
        </table:table-row>
        <table:table-row table:style-name="ro1">
          <table:table-cell table:style-name="ce19" table:formula="of:=[.A3]+1" office:value-type="float" office:value="2" calcext:value-type="float">
            <text:p>2</text:p>
          </table:table-cell>
          <table:table-cell table:style-name="ce21" table:formula="of:=((0.6495/[.$G$2])/SQRT([.$H$2]-1))*SQRT([.A4])" office:value-type="float" office:value="0.0441928774427132" calcext:value-type="float">
            <text:p>0.0441928774</text:p>
          </table:table-cell>
          <table:table-cell table:style-name="ce23" table:formula="of:=[.B4]*2" office:value-type="float" office:value="0.0883857548854264" calcext:value-type="float">
            <text:p>0.0883857549</text:p>
          </table:table-cell>
          <table:table-cell table:style-name="ce24" table:formula="of:=[.$F$2]-[.C4]" office:value-type="float" office:value="1.65981424511457" calcext:value-type="float">
            <text:p>1.6598</text:p>
          </table:table-cell>
          <table:table-cell table:style-name="ce19" table:number-columns-repeated="4"/>
          <table:table-cell table:style-name="ce24" table:formula="of:=-(((1.8-[.D4])/2)+(1/12))+0.055" office:value-type="float" office:value="-0.0984262107760464" calcext:value-type="float">
            <text:p>-0.0984</text:p>
          </table:table-cell>
          <table:table-cell table:style-name="ce19" office:value-type="float" office:value="-0.61632" calcext:value-type="float">
            <text:p>-0.61632</text:p>
          </table:table-cell>
          <table:table-cell table:style-name="ce19" office:value-type="float" office:value="-0.732392" calcext:value-type="float">
            <text:p>-0.732392</text:p>
          </table:table-cell>
          <table:table-cell table:style-name="ce24" table:formula="of:=[.J4]-(1/8)+0.055" office:value-type="float" office:value="-0.68632" calcext:value-type="float">
            <text:p>-0.6863</text:p>
          </table:table-cell>
          <table:table-cell table:style-name="ce24" table:formula="of:=[.K4]-(1/8)+0.055" office:value-type="float" office:value="-0.802392" calcext:value-type="float">
            <text:p>-0.8024</text:p>
          </table:table-cell>
          <table:table-cell table:style-name="ce19" table:number-columns-repeated="1011"/>
        </table:table-row>
        <table:table-row table:style-name="ro1">
          <table:table-cell table:style-name="ce19" table:formula="of:=[.A4]+1" office:value-type="float" office:value="3" calcext:value-type="float">
            <text:p>3</text:p>
          </table:table-cell>
          <table:table-cell table:style-name="ce21" table:formula="of:=((0.6495/[.$G$2])/SQRT([.$H$2]-1))*SQRT([.A5])" office:value-type="float" office:value="0.054125" calcext:value-type="float">
            <text:p>0.0541250000</text:p>
          </table:table-cell>
          <table:table-cell table:style-name="ce23" table:formula="of:=[.B5]*2" office:value-type="float" office:value="0.10825" calcext:value-type="float">
            <text:p>0.1082500000</text:p>
          </table:table-cell>
          <table:table-cell table:style-name="ce24" table:formula="of:=[.$F$2]-[.C5]" office:value-type="float" office:value="1.63995" calcext:value-type="float">
            <text:p>1.6400</text:p>
          </table:table-cell>
          <table:table-cell table:style-name="ce19" table:number-columns-repeated="4"/>
          <table:table-cell table:style-name="ce24" table:formula="of:=-(((1.8-[.D5])/2)+(1/12))+0.055" office:value-type="float" office:value="-0.108358333333333" calcext:value-type="float">
            <text:p>-0.1084</text:p>
          </table:table-cell>
          <table:table-cell table:style-name="ce19" office:value-type="float" office:value="-0.595021" calcext:value-type="float">
            <text:p>-0.595021</text:p>
          </table:table-cell>
          <table:table-cell table:style-name="ce19" office:value-type="float" office:value="-0.711092" calcext:value-type="float">
            <text:p>-0.711092</text:p>
          </table:table-cell>
          <table:table-cell table:style-name="ce24" table:formula="of:=[.J5]-(1/8)+0.055" office:value-type="float" office:value="-0.665021" calcext:value-type="float">
            <text:p>-0.6650</text:p>
          </table:table-cell>
          <table:table-cell table:style-name="ce24" table:formula="of:=[.K5]-(1/8)+0.055" office:value-type="float" office:value="-0.781092" calcext:value-type="float">
            <text:p>-0.7811</text:p>
          </table:table-cell>
          <table:table-cell table:style-name="ce19" table:number-columns-repeated="1011"/>
        </table:table-row>
        <table:table-row table:style-name="ro1">
          <table:table-cell table:style-name="ce19" table:formula="of:=[.A5]+1" office:value-type="float" office:value="4" calcext:value-type="float">
            <text:p>4</text:p>
          </table:table-cell>
          <table:table-cell table:style-name="ce21" table:formula="of:=((0.6495/[.$G$2])/SQRT([.$H$2]-1))*SQRT([.A6])" office:value-type="float" office:value="0.062498166639777" calcext:value-type="float">
            <text:p>0.0624981666</text:p>
          </table:table-cell>
          <table:table-cell table:style-name="ce23" table:formula="of:=[.B6]*2" office:value-type="float" office:value="0.124996333279554" calcext:value-type="float">
            <text:p>0.1249963333</text:p>
          </table:table-cell>
          <table:table-cell table:style-name="ce24" table:formula="of:=[.$F$2]-[.C6]" office:value-type="float" office:value="1.62320366672045" calcext:value-type="float">
            <text:p>1.623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6]+1" office:value-type="float" office:value="5" calcext:value-type="float">
            <text:p>5</text:p>
          </table:table-cell>
          <table:table-cell table:style-name="ce21" table:formula="of:=((0.6495/[.$G$2])/SQRT([.$H$2]-1))*SQRT([.A7])" office:value-type="float" office:value="0.0698750745378255" calcext:value-type="float">
            <text:p>0.0698750745</text:p>
          </table:table-cell>
          <table:table-cell table:style-name="ce23" table:formula="of:=[.B7]*2" office:value-type="float" office:value="0.139750149075651" calcext:value-type="float">
            <text:p>0.1397501491</text:p>
          </table:table-cell>
          <table:table-cell table:style-name="ce24" table:formula="of:=[.$F$2]-[.C7]" office:value-type="float" office:value="1.60844985092435" calcext:value-type="float">
            <text:p>1.6084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7]+1" office:value-type="float" office:value="6" calcext:value-type="float">
            <text:p>6</text:p>
          </table:table-cell>
          <table:table-cell table:style-name="ce21" table:formula="of:=((0.6495/[.$G$2])/SQRT([.$H$2]-1))*SQRT([.A8])" office:value-type="float" office:value="0.0765443090634438" calcext:value-type="float">
            <text:p>0.0765443091</text:p>
          </table:table-cell>
          <table:table-cell table:style-name="ce23" table:formula="of:=[.B8]*2" office:value-type="float" office:value="0.153088618126888" calcext:value-type="float">
            <text:p>0.1530886181</text:p>
          </table:table-cell>
          <table:table-cell table:style-name="ce24" table:formula="of:=[.$F$2]-[.C8]" office:value-type="float" office:value="1.59511138187311" calcext:value-type="float">
            <text:p>1.595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8]+1" office:value-type="float" office:value="7" calcext:value-type="float">
            <text:p>7</text:p>
          </table:table-cell>
          <table:table-cell table:style-name="ce21" table:formula="of:=((0.6495/[.$G$2])/SQRT([.$H$2]-1))*SQRT([.A9])" office:value-type="float" office:value="0.0826773031631616" calcext:value-type="float">
            <text:p>0.0826773032</text:p>
          </table:table-cell>
          <table:table-cell table:style-name="ce23" table:formula="of:=[.B9]*2" office:value-type="float" office:value="0.165354606326323" calcext:value-type="float">
            <text:p>0.1653546063</text:p>
          </table:table-cell>
          <table:table-cell table:style-name="ce24" table:formula="of:=[.$F$2]-[.C9]" office:value-type="float" office:value="1.58284539367368" calcext:value-type="float">
            <text:p>1.582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9]+1" office:value-type="float" office:value="8" calcext:value-type="float">
            <text:p>8</text:p>
          </table:table-cell>
          <table:table-cell table:style-name="ce21" table:formula="of:=((0.6495/[.$G$2])/SQRT([.$H$2]-1))*SQRT([.A10])" office:value-type="float" office:value="0.0883857548854264" calcext:value-type="float">
            <text:p>0.0883857549</text:p>
          </table:table-cell>
          <table:table-cell table:style-name="ce23" table:formula="of:=[.B10]*2" office:value-type="float" office:value="0.176771509770853" calcext:value-type="float">
            <text:p>0.1767715098</text:p>
          </table:table-cell>
          <table:table-cell table:style-name="ce24" table:formula="of:=[.$F$2]-[.C10]" office:value-type="float" office:value="1.57142849022915" calcext:value-type="float">
            <text:p>1.5714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0]+1" office:value-type="float" office:value="9" calcext:value-type="float">
            <text:p>9</text:p>
          </table:table-cell>
          <table:table-cell table:style-name="ce21" table:formula="of:=((0.6495/[.$G$2])/SQRT([.$H$2]-1))*SQRT([.A11])" office:value-type="float" office:value="0.0937472499596655" calcext:value-type="float">
            <text:p>0.0937472500</text:p>
          </table:table-cell>
          <table:table-cell table:style-name="ce23" table:formula="of:=[.B11]*2" office:value-type="float" office:value="0.187494499919331" calcext:value-type="float">
            <text:p>0.1874944999</text:p>
          </table:table-cell>
          <table:table-cell table:style-name="ce24" table:formula="of:=[.$F$2]-[.C11]" office:value-type="float" office:value="1.56070550008067" calcext:value-type="float">
            <text:p>1.560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1]+1" office:value-type="float" office:value="10" calcext:value-type="float">
            <text:p>10</text:p>
          </table:table-cell>
          <table:table-cell table:style-name="ce21" table:formula="of:=((0.6495/[.$G$2])/SQRT([.$H$2]-1))*SQRT([.A12])" office:value-type="float" office:value="0.0988182780832237" calcext:value-type="float">
            <text:p>0.0988182781</text:p>
          </table:table-cell>
          <table:table-cell table:style-name="ce23" table:formula="of:=[.B12]*2" office:value-type="float" office:value="0.197636556166447" calcext:value-type="float">
            <text:p>0.1976365562</text:p>
          </table:table-cell>
          <table:table-cell table:style-name="ce24" table:formula="of:=[.$F$2]-[.C12]" office:value-type="float" office:value="1.55056344383355" calcext:value-type="float">
            <text:p>1.5506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2]+1" office:value-type="float" office:value="11" calcext:value-type="float">
            <text:p>11</text:p>
          </table:table-cell>
          <table:table-cell table:style-name="ce21" table:formula="of:=((0.6495/[.$G$2])/SQRT([.$H$2]-1))*SQRT([.A13])" office:value-type="float" office:value="0.103641484414624" calcext:value-type="float">
            <text:p>0.1036414844</text:p>
          </table:table-cell>
          <table:table-cell table:style-name="ce23" table:formula="of:=[.B13]*2" office:value-type="float" office:value="0.207282968829247" calcext:value-type="float">
            <text:p>0.2072829688</text:p>
          </table:table-cell>
          <table:table-cell table:style-name="ce24" table:formula="of:=[.$F$2]-[.C13]" office:value-type="float" office:value="1.54091703117075" calcext:value-type="float">
            <text:p>1.540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3]+1" office:value-type="float" office:value="12" calcext:value-type="float">
            <text:p>12</text:p>
          </table:table-cell>
          <table:table-cell table:style-name="ce21" table:formula="of:=((0.6495/[.$G$2])/SQRT([.$H$2]-1))*SQRT([.A14])" office:value-type="float" office:value="0.10825" calcext:value-type="float">
            <text:p>0.1082500000</text:p>
          </table:table-cell>
          <table:table-cell table:style-name="ce23" table:formula="of:=[.B14]*2" office:value-type="float" office:value="0.2165" calcext:value-type="float">
            <text:p>0.2165000000</text:p>
          </table:table-cell>
          <table:table-cell table:style-name="ce24" table:formula="of:=[.$F$2]-[.C14]" office:value-type="float" office:value="1.5317" calcext:value-type="float">
            <text:p>1.531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4]+1" office:value-type="float" office:value="13" calcext:value-type="float">
            <text:p>13</text:p>
          </table:table-cell>
          <table:table-cell table:style-name="ce21" table:formula="of:=((0.6495/[.$G$2])/SQRT([.$H$2]-1))*SQRT([.A15])" office:value-type="float" office:value="0.112670172221104" calcext:value-type="float">
            <text:p>0.1126701722</text:p>
          </table:table-cell>
          <table:table-cell table:style-name="ce23" table:formula="of:=[.B15]*2" office:value-type="float" office:value="0.225340344442209" calcext:value-type="float">
            <text:p>0.2253403444</text:p>
          </table:table-cell>
          <table:table-cell table:style-name="ce24" table:formula="of:=[.$F$2]-[.C15]" office:value-type="float" office:value="1.52285965555779" calcext:value-type="float">
            <text:p>1.52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5]+1" office:value-type="float" office:value="14" calcext:value-type="float">
            <text:p>14</text:p>
          </table:table-cell>
          <table:table-cell table:style-name="ce21" table:formula="of:=((0.6495/[.$G$2])/SQRT([.$H$2]-1))*SQRT([.A16])" office:value-type="float" office:value="0.116923363433775" calcext:value-type="float">
            <text:p>0.1169233634</text:p>
          </table:table-cell>
          <table:table-cell table:style-name="ce23" table:formula="of:=[.B16]*2" office:value-type="float" office:value="0.23384672686755" calcext:value-type="float">
            <text:p>0.2338467269</text:p>
          </table:table-cell>
          <table:table-cell table:style-name="ce24" table:formula="of:=[.$F$2]-[.C16]" office:value-type="float" office:value="1.51435327313245" calcext:value-type="float">
            <text:p>1.5144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6]+1" office:value-type="float" office:value="15" calcext:value-type="float">
            <text:p>15</text:p>
          </table:table-cell>
          <table:table-cell table:style-name="ce21" table:formula="of:=((0.6495/[.$G$2])/SQRT([.$H$2]-1))*SQRT([.A17])" office:value-type="float" office:value="0.121027179282176" calcext:value-type="float">
            <text:p>0.1210271793</text:p>
          </table:table-cell>
          <table:table-cell table:style-name="ce23" table:formula="of:=[.B17]*2" office:value-type="float" office:value="0.242054358564352" calcext:value-type="float">
            <text:p>0.2420543586</text:p>
          </table:table-cell>
          <table:table-cell table:style-name="ce24" table:formula="of:=[.$F$2]-[.C17]" office:value-type="float" office:value="1.50614564143565" calcext:value-type="float">
            <text:p>1.506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7]+1" office:value-type="float" office:value="16" calcext:value-type="float">
            <text:p>16</text:p>
          </table:table-cell>
          <table:table-cell table:style-name="ce21" table:formula="of:=((0.6495/[.$G$2])/SQRT([.$H$2]-1))*SQRT([.A18])" office:value-type="float" office:value="0.124996333279554" calcext:value-type="float">
            <text:p>0.1249963333</text:p>
          </table:table-cell>
          <table:table-cell table:style-name="ce23" table:formula="of:=[.B18]*2" office:value-type="float" office:value="0.249992666559108" calcext:value-type="float">
            <text:p>0.2499926666</text:p>
          </table:table-cell>
          <table:table-cell table:style-name="ce24" table:formula="of:=[.$F$2]-[.C18]" office:value-type="float" office:value="1.49820733344089" calcext:value-type="float">
            <text:p>1.498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8]+1" office:value-type="float" office:value="17" calcext:value-type="float">
            <text:p>17</text:p>
          </table:table-cell>
          <table:table-cell table:style-name="ce21" table:formula="of:=((0.6495/[.$G$2])/SQRT([.$H$2]-1))*SQRT([.A19])" office:value-type="float" office:value="0.128843271231627" calcext:value-type="float">
            <text:p>0.1288432712</text:p>
          </table:table-cell>
          <table:table-cell table:style-name="ce23" table:formula="of:=[.B19]*2" office:value-type="float" office:value="0.257686542463255" calcext:value-type="float">
            <text:p>0.2576865425</text:p>
          </table:table-cell>
          <table:table-cell table:style-name="ce24" table:formula="of:=[.$F$2]-[.C19]" office:value-type="float" office:value="1.49051345753675" calcext:value-type="float">
            <text:p>1.4905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19]+1" office:value-type="float" office:value="18" calcext:value-type="float">
            <text:p>18</text:p>
          </table:table-cell>
          <table:table-cell table:style-name="ce21" table:formula="of:=((0.6495/[.$G$2])/SQRT([.$H$2]-1))*SQRT([.A20])" office:value-type="float" office:value="0.13257863232814" calcext:value-type="float">
            <text:p>0.1325786323</text:p>
          </table:table-cell>
          <table:table-cell table:style-name="ce23" table:formula="of:=[.B20]*2" office:value-type="float" office:value="0.265157264656279" calcext:value-type="float">
            <text:p>0.2651572647</text:p>
          </table:table-cell>
          <table:table-cell table:style-name="ce24" table:formula="of:=[.$F$2]-[.C20]" office:value-type="float" office:value="1.48304273534372" calcext:value-type="float">
            <text:p>1.4830</text:p>
          </table:table-cell>
          <table:table-cell table:style-name="ce19" table:number-columns-repeated="1020"/>
        </table:table-row>
        <table:table-row table:style-name="ro1">
          <table:table-cell table:style-name="ce19" table:formula="of:=[.A20]+1" office:value-type="float" office:value="19" calcext:value-type="float">
            <text:p>19</text:p>
          </table:table-cell>
          <table:table-cell table:style-name="ce21" table:formula="of:=((0.6495/[.$G$2])/SQRT([.$H$2]-1))*SQRT([.A21])" office:value-type="float" office:value="0.136211596269677" calcext:value-type="float">
            <text:p>0.1362115963</text:p>
          </table:table-cell>
          <table:table-cell table:style-name="ce23" table:formula="of:=[.B21]*2" office:value-type="float" office:value="0.272423192539353" calcext:value-type="float">
            <text:p>0.2724231925</text:p>
          </table:table-cell>
          <table:table-cell table:style-name="ce24" table:formula="of:=[.$F$2]-[.C21]" office:value-type="float" office:value="1.47577680746065" calcext:value-type="float">
            <text:p>1.4758</text:p>
          </table:table-cell>
          <table:table-cell table:style-name="ce19"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A2:Sheet2.AMJ21">
            <calcext:condition calcext:apply-style-name="Untitled1" calcext:value="formula-is([.$A2]&gt;=([.$H$2]))" calcext:base-cell-address="Sheet2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ff"/>
    </style:style>
  </office:styles>
  <office:automatic-styles>
    <style:page-layout style:name="Mpm1">
      <style:page-layout-properties fo:page-width="792pt" fo:page-height="612pt" style:num-format="1" style:print-orientation="landscape" fo:margin-top="56.69pt" fo:margin-bottom="416.1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08:49:54.4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0:18:12.145000000</meta:creation-date>
    <dc:date>2016-03-22T08:57:48.196000000</dc:date>
    <meta:editing-duration>PT9H37M35S</meta:editing-duration>
    <meta:editing-cycles>18</meta:editing-cycles>
    <meta:generator>LibreOffice/5.0.4.2$Windows_x86 LibreOffice_project/2b9802c1994aa0b7dc6079e128979269cf95bc78</meta:generator>
    <meta:document-statistic meta:table-count="2" meta:cell-count="200" meta:object-count="0"/>
  </office:meta>
</office:document-meta>
</file>